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 style:data-style-name="N2">
      <style:table-cell-properties fo:background-color="#ffff66" style:text-align-source="fix" style:repeat-content="false" style:vertical-align="middl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svg:stroke-width="0.53mm" svg:stroke-color="#ff3300" draw:marker-start-width="2.79mm" draw:marker-end-width="2.79mm" draw:fill="none" draw:textarea-horizontal-align="justify" draw:textarea-vertical-align="middle" draw:auto-grow-height="false" fo:min-height="79.95mm" fo:min-width="44.64mm" fo:padding-top="0.26mm" fo:padding-bottom="0.26mm" fo:padding-left="0.26mm" fo:padding-right="0.26mm"/>
    </style:style>
    <style:style style:name="gr2" style:family="graphic">
      <style:graphic-properties svg:stroke-width="0.53mm" svg:stroke-color="#000000" draw:marker-start-width="2.79mm" draw:marker-end-width="2.79mm" draw:fill-color="#000000" draw:textarea-horizontal-align="center" draw:textarea-vertical-align="middle" fo:padding-top="0.26mm" fo:padding-bottom="0.26mm" fo:padding-left="0.26mm" fo:padding-right="0.26mm"/>
    </style:style>
    <style:style style:name="P1" style:family="paragraph">
      <loext:graphic-properties draw:fill="none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45.16mm" svg:height="80.47mm" svg:x="44.88mm" svg:y="31.6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" draw:style-name="gr2" draw:text-style-name="P2" svg:x1="45.43mm" svg:y1="32.4mm" svg:x2="89.64mm" svg:y2="66.4mm">
            <text:p/>
          </draw:lin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 table:number-rows-repeated="3">
          <table:table-cell table:number-columns-repeated="5"/>
          <table:table-cell table:style-name="Default"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18">
            <text:p>B</text:p>
          </table:table-cell>
          <table:table-cell table:number-columns-repeated="2"/>
          <table:table-cell table:style-name="ce1" office:value-type="string" calcext:value-type="string" table:number-columns-spanned="1" table:number-rows-spanned="8">
            <text:p>D</text:p>
          </table:table-cell>
          <table:table-cell/>
          <table:table-cell office:value-type="string" calcext:value-type="string">
            <text:p>line function (y=ax+b)</text:p>
          </table:table-cell>
          <table:table-cell office:value-type="string" calcext:value-type="string">
            <text:p>a</text:p>
          </table:table-cell>
          <table:table-cell office:value-type="float" office:value="-0.892637" calcext:value-type="float">
            <text:p>-0.89263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87.4361" calcext:value-type="float">
            <text:p>87.436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table:style-name="ce3" office:value-type="string" calcext:value-type="string" table:number-columns-spanned="3" table:number-rows-spanned="1">
            <text:p>From -35 to -25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From -20 to -20</text:p>
          </table:table-cell>
          <table:covered-table-cell table:number-columns-repeated="3"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table:style-name="ce4" office:value-type="string" calcext:value-type="string">
            <text:p>bin min</text:p>
          </table:table-cell>
          <table:table-cell table:style-name="ce4" office:value-type="float" office:value="-35" calcext:value-type="float">
            <text:p>-35</text:p>
          </table:table-cell>
          <table:table-cell table:style-name="ce4" table:number-columns-repeated="2"/>
          <table:table-cell table:style-name="ce4" office:value-type="string" calcext:value-type="string">
            <text:p>bin min</text:p>
          </table:table-cell>
          <table:table-cell table:style-name="ce4" office:value-type="float" office:value="-20" calcext:value-type="float">
            <text:p>-20</text:p>
          </table:table-cell>
          <table:table-cell table:style-name="ce4"/>
          <table:table-cell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table:style-name="ce4" office:value-type="string" calcext:value-type="string">
            <text:p>bin max</text:p>
          </table:table-cell>
          <table:table-cell table:style-name="ce4" office:value-type="float" office:value="-25" calcext:value-type="float">
            <text:p>-25</text:p>
          </table:table-cell>
          <table:table-cell table:style-name="ce4" table:number-columns-repeated="2"/>
          <table:table-cell table:style-name="ce4" office:value-type="string" calcext:value-type="string">
            <text:p>bin max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/>
        </table:table-row>
        <table:table-row table:style-name="ro1">
          <table:table-cell/>
          <table:covered-table-cell/>
          <table:table-cell table:number-columns-repeated="2"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A</text:p>
          </table:table-cell>
          <table:table-cell table:formula="of:=[.H13]-[.H12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L13]-[.L1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table:style-name="ce1" office:value-type="string" calcext:value-type="string" table:number-columns-spanned="1" table:number-rows-spanned="10">
            <text:p>C</text:p>
          </table:table-cell>
          <table:table-cell/>
          <table:table-cell office:value-type="string" calcext:value-type="string">
            <text:p>B</text:p>
          </table:table-cell>
          <table:table-cell table:formula="of:=[.$I$8]*[.H12]+[.$I$9]" office:value-type="float" office:value="118.678395" calcext:value-type="float">
            <text:p>118.67839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$I$8]*[.L12]+[.$I$9]" office:value-type="float" office:value="105.28884" calcext:value-type="float">
            <text:p>105.28884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C</text:p>
          </table:table-cell>
          <table:table-cell table:formula="of:=[.$I$8]*[.H13]+[.$I$9]" office:value-type="float" office:value="109.752025" calcext:value-type="float">
            <text:p>109.752025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$I$8]*[.L13]+[.$I$9]" office:value-type="float" office:value="69.58336" calcext:value-type="float">
            <text:p>69.58336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D</text:p>
          </table:table-cell>
          <table:table-cell table:formula="of:=[.H16]-[.H17]" office:value-type="float" office:value="8.92636999999999" calcext:value-type="float">
            <text:p>8.92637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L16]-[.L17]" office:value-type="float" office:value="35.70548" calcext:value-type="float">
            <text:p>35.70548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2"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Area triangle T</text:p>
          </table:table-cell>
          <table:table-cell office:value-type="string" calcext:value-type="string">
            <text:p>A*D/2</text:p>
          </table:table-cell>
          <table:table-cell table:formula="of:=[.H15]*[.H18]/2" office:value-type="float" office:value="44.63185" calcext:value-type="float">
            <text:p>44.63185</text:p>
          </table:table-cell>
          <table:table-cell/>
          <table:table-cell office:value-type="string" calcext:value-type="string">
            <text:p>Area triangle T</text:p>
          </table:table-cell>
          <table:table-cell office:value-type="string" calcext:value-type="string">
            <text:p>A*D/2</text:p>
          </table:table-cell>
          <table:table-cell table:formula="of:=[.L15]*[.L18]/2" office:value-type="float" office:value="714.1096" calcext:value-type="float">
            <text:p>714.1096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Area rectangle R</text:p>
          </table:table-cell>
          <table:table-cell office:value-type="string" calcext:value-type="string">
            <text:p>A*B</text:p>
          </table:table-cell>
          <table:table-cell table:formula="of:=[.H15]*[.H16]" office:value-type="float" office:value="1186.78395" calcext:value-type="float">
            <text:p>1186.78395</text:p>
          </table:table-cell>
          <table:table-cell/>
          <table:table-cell office:value-type="string" calcext:value-type="string">
            <text:p>Area rectangle R</text:p>
          </table:table-cell>
          <table:table-cell office:value-type="string" calcext:value-type="string">
            <text:p>A*B</text:p>
          </table:table-cell>
          <table:table-cell table:formula="of:=[.L15]*[.L16]" office:value-type="float" office:value="4211.5536" calcext:value-type="float">
            <text:p>4211.5536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Area rectangle-Area triangle</text:p>
          </table:table-cell>
          <table:table-cell office:value-type="string" calcext:value-type="string">
            <text:p>R-T</text:p>
          </table:table-cell>
          <table:table-cell table:formula="of:=[.I22]-[.I21]" office:value-type="float" office:value="1142.1521" calcext:value-type="float">
            <text:p>1142.1521</text:p>
          </table:table-cell>
          <table:table-cell/>
          <table:table-cell office:value-type="string" calcext:value-type="string">
            <text:p>Area rectangle-Area triangle</text:p>
          </table:table-cell>
          <table:table-cell office:value-type="string" calcext:value-type="string">
            <text:p>R-T</text:p>
          </table:table-cell>
          <table:table-cell table:formula="of:=[.M22]-[.M21]" office:value-type="float" office:value="3497.444" calcext:value-type="float">
            <text:p>3497.444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Percentage of good area</text:p>
          </table:table-cell>
          <table:table-cell office:value-type="string" calcext:value-type="string">
            <text:p>(R-T)/R</text:p>
          </table:table-cell>
          <table:table-cell table:formula="of:=[.I23]/[.I22]" office:value-type="float" office:value="0.962392607348625" calcext:value-type="float">
            <text:p>0.9623926073</text:p>
          </table:table-cell>
          <table:table-cell/>
          <table:table-cell office:value-type="string" calcext:value-type="string">
            <text:p>Percentage of good area</text:p>
          </table:table-cell>
          <table:table-cell office:value-type="string" calcext:value-type="string">
            <text:p>(R-T)/R</text:p>
          </table:table-cell>
          <table:table-cell table:formula="of:=[.M23]/[.M22]" office:value-type="float" office:value="0.83044033916605" calcext:value-type="float">
            <text:p>0.8304403392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Normalization factor</text:p>
          </table:table-cell>
          <table:table-cell table:style-name="ce6" table:formula="of:=[.L15]/[.H15]*[.I24]*[.M24]" office:value-type="float" office:value="3.19683857302997" calcext:value-type="float">
            <text:p>3.2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12:37.718903288</meta:creation-date>
    <dc:date>2017-04-20T12:33:24.430454021</dc:date>
    <meta:editing-duration>PT20M46S</meta:editing-duration>
    <meta:editing-cycles>8</meta:editing-cycles>
    <meta:generator>LibreOffice/5.1.6.2$Linux_X86_64 LibreOffice_project/10m0$Build-2</meta:generator>
    <meta:document-statistic meta:table-count="1" meta:cell-count="61" meta:object-count="2"/>
  </office:meta>
</office:document-meta>
</file>